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6.4cm" svg:x="17.4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1.2cm" svg:x="6.7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0.906cm" draw:transform="rotate (1.57917390720447) translate (16.194cm 22.1cm)">
          <text:p/>
          <draw:enhanced-geometry svg:viewBox="0 0 21600 21600" draw:glue-points="1080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cm" svg:height="0.906cm" draw:transform="rotate (1.57917390720447) translate (16.5cm 22.10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2cm" svg:height="0.2cm" svg:x="16.661cm" svg:y="2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1.201cm" svg:height="0.5cm" draw:transform="rotate (-1.57777764380287) translate (6.7cm 2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5cm" svg:height="0.1cm" svg:x="17.59cm" svg:y="3.5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5cm" svg:height="0.1cm" svg:x="17.555cm" svg:y="10.3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7cm" svg:height="1.2cm" svg:x="8.4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7.6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13.3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0.7cm" svg:height="1.2cm" svg:x="6.8cm" svg:y="21.5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5:01:59.96</meta:creation-date>
    <dc:date>2014-08-28T15:26:13.60</dc:date>
    <meta:editing-duration>PT18M46S</meta:editing-duration>
    <meta:editing-cycles>5</meta:editing-cycles>
    <meta:generator>LibreOffice/3.5$Windows_x86 LibreOffice_project/7122e39-92ed229-498d286-15e43b4-d70da21</meta:generator>
    <meta:document-statistic meta:object-count="12"/>
  </office:meta>
</office:document-meta>
</file>